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5" style:family="paragraph" style:parent-style-name="Standard">
      <style:paragraph-properties fo:line-height="100%"/>
      <style:text-properties style:font-name="DejaVu Sans1" officeooo:paragraph-rsid="0049f84d" style:font-name-complex="Arial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2d8382" officeooo:paragraph-rsid="0049f84d" style:font-name-complex="Arial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style:text-underline-style="solid" style:text-underline-width="auto" style:text-underline-color="font-color" officeooo:paragraph-rsid="0049f84d" style:font-name-complex="Arial2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DejaVu Sans1" fo:font-size="14pt" fo:font-weight="bold" officeooo:paragraph-rsid="0049f84d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DejaVu Sans1" officeooo:paragraph-rsid="0049f84d" style:font-name-complex="Arial2"/>
    </style:style>
    <style:style style:name="P14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P15" style:family="paragraph" style:parent-style-name="Standard">
      <style:paragraph-properties fo:margin-left="5.4102in" fo:margin-right="0in" fo:line-height="100%" fo:text-indent="0in" style:auto-text-indent="false"/>
      <style:text-properties style:font-name="DejaVu Sans1" officeooo:paragraph-rsid="0049f84d" style:font-name-complex="Arial2"/>
    </style:style>
    <style:style style:name="P16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DejaVu Sans1" fo:font-size="20pt" officeooo:rsid="002d8382" officeooo:paragraph-rsid="0049f84d" style:font-size-asian="20pt" style:font-name-complex="Arial2" style:font-size-complex="20pt"/>
    </style:style>
    <style:style style:name="P17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/>
    </style:style>
    <style:style style:name="T4" style:family="text">
      <style:text-properties fo:color="#7f7f7f" style:font-name="Arial1" fo:font-size="9pt" style:font-size-asian="9pt" style:font-name-complex="Arial2" style:font-size-complex="9pt"/>
    </style:style>
    <style:style style:name="T5" style:family="text">
      <style:text-properties fo:color="#7f7f7f" fo:font-size="9pt" style:font-size-asian="9pt" style:font-size-complex="9pt"/>
    </style:style>
    <style:style style:name="T6" style:family="text">
      <style:text-properties fo:color="#7f7f7f" fo:font-size="9pt" officeooo:rsid="0009f73b" style:font-size-asian="9pt" style:font-size-complex="9pt"/>
    </style:style>
    <style:style style:name="T7" style:family="text">
      <style:text-properties fo:color="#7f7f7f" fo:font-size="9pt" officeooo:rsid="000cf361" style:font-size-asian="9pt" style:font-size-complex="9pt"/>
    </style:style>
    <style:style style:name="T8" style:family="text">
      <style:text-properties fo:color="#7f7f7f" officeooo:rsid="0009f73b"/>
    </style:style>
    <style:style style:name="T9" style:family="text">
      <style:text-properties fo:color="#7f7f7f" officeooo:rsid="000cf361"/>
    </style:style>
    <style:style style:name="T10" style:family="text">
      <style:text-properties fo:color="#7f7f7f" style:font-name="DejaVu Sans1" fo:font-size="8pt" style:font-size-asian="8pt" style:font-name-complex="Arial2" style:font-size-complex="8pt"/>
    </style:style>
    <style:style style:name="T11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T12" style:family="text">
      <style:text-properties fo:color="#7f7f7f" style:font-name="DejaVu Sans1" fo:font-size="6pt" style:font-size-asian="6pt" style:font-name-complex="Arial2" style:font-size-complex="6pt"/>
    </style:style>
    <style:style style:name="T13" style:family="text">
      <style:text-properties fo:color="#7f7f7f" style:font-name="DejaVu Sans1" fo:font-size="4pt" style:font-size-asian="4pt" style:font-name-complex="Arial2" style:font-size-complex="4pt"/>
    </style:style>
    <style:style style:name="T14" style:family="text">
      <style:text-properties fo:color="#7f7f7f" style:font-name="DejaVu Sans1" fo:font-size="5pt" style:font-size-asian="5pt" style:font-name-complex="Arial2" style:font-size-complex="5pt"/>
    </style:style>
    <style:style style:name="T15" style:family="text">
      <style:text-properties fo:color="#7f7f7f" fo:font-size="6pt" style:font-size-asian="6pt" style:font-size-complex="6pt"/>
    </style:style>
    <style:style style:name="T16" style:family="text">
      <style:text-properties fo:color="#7f7f7f" fo:font-size="5pt" style:font-size-asian="5pt" style:font-size-complex="5pt"/>
    </style:style>
    <style:style style:name="T17" style:family="text">
      <style:text-properties style:font-name="Arial1" style:font-name-complex="Arial2"/>
    </style:style>
    <style:style style:name="T18" style:family="text">
      <style:text-properties style:font-name="Arial1" fo:background-color="#ffff00" loext:char-shading-value="0" style:font-name-complex="Arial2"/>
    </style:style>
    <style:style style:name="T19" style:family="text">
      <style:text-properties style:font-name="Arial1" officeooo:rsid="00120e89" fo:background-color="#ffff00" loext:char-shading-value="0" style:font-name-complex="Arial2"/>
    </style:style>
    <style:style style:name="T20" style:family="text">
      <style:text-properties officeooo:rsid="000b9888"/>
    </style:style>
    <style:style style:name="T21" style:family="text">
      <style:text-properties officeooo:rsid="000e3009"/>
    </style:style>
    <style:style style:name="T22" style:family="text">
      <style:text-properties officeooo:rsid="000fba91"/>
    </style:style>
    <style:style style:name="T23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24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25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26" style:family="text">
      <style:text-properties style:use-window-font-color="true" officeooo:rsid="00120e89" fo:background-color="#ffff00" loext:char-shading-value="0"/>
    </style:style>
    <style:style style:name="T27" style:family="text">
      <style:text-properties style:use-window-font-color="true" officeooo:rsid="003528c9" fo:background-color="#ffff00" loext:char-shading-value="0"/>
    </style:style>
    <style:style style:name="T28" style:family="text">
      <style:text-properties style:use-window-font-color="true" officeooo:rsid="00120e89" fo:background-color="#ffff00" loext:char-shading-value="0" style:font-name-complex="Arial2"/>
    </style:style>
    <style:style style:name="T29" style:family="text">
      <style:text-properties style:use-window-font-color="true" officeooo:rsid="00295392" fo:background-color="#ffff00" loext:char-shading-value="0" style:font-name-complex="Arial2"/>
    </style:style>
    <style:style style:name="T30" style:family="text">
      <style:text-properties style:use-window-font-color="true" officeooo:rsid="00120e89" fo:background-color="#ffffff" loext:char-shading-value="0"/>
    </style:style>
    <style:style style:name="T31" style:family="text">
      <style:text-properties style:use-window-font-color="true" officeooo:rsid="00401779" fo:background-color="#ffffff" loext:char-shading-value="0"/>
    </style:style>
    <style:style style:name="T32" style:family="text">
      <style:text-properties style:use-window-font-color="true" officeooo:rsid="0040b047" fo:background-color="#ffffff" loext:char-shading-value="0"/>
    </style:style>
    <style:style style:name="T33" style:family="text">
      <style:text-properties style:use-window-font-color="true" fo:language="de" fo:country="DE" officeooo:rsid="00120e89" fo:background-color="#ffff00" loext:char-shading-value="0" style:font-name-complex="Arial2"/>
    </style:style>
    <style:style style:name="T34" style:family="text">
      <style:text-properties fo:language="de" fo:country="DE"/>
    </style:style>
    <style:style style:name="T35" style:family="text">
      <style:text-properties officeooo:rsid="001be98d"/>
    </style:style>
    <style:style style:name="T36" style:family="text">
      <style:text-properties officeooo:rsid="003528c9"/>
    </style:style>
    <style:style style:name="T37" style:family="text">
      <style:text-properties officeooo:rsid="003ad953"/>
    </style:style>
    <style:style style:name="T38" style:family="text">
      <style:text-properties style:font-name-complex="Arial2"/>
    </style:style>
    <style:style style:name="T39" style:family="text">
      <style:text-properties fo:background-color="#ffff00" loext:char-shading-value="0" style:font-name-complex="Arial2"/>
    </style:style>
    <style:style style:name="T40" style:family="text">
      <style:text-properties officeooo:rsid="00120e89" fo:background-color="#ffff00" loext:char-shading-value="0" style:font-name-complex="Arial2"/>
    </style:style>
    <style:style style:name="T41" style:family="text">
      <style:text-properties fo:font-size="6pt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/>
      <text:p text:style-name="P6"/>
      <text:p text:style-name="P6"/>
      <text:p text:style-name="P6"><text:span text:style-name="T21">ABCD</text:span> GmbH</text:p>
      <text:p text:style-name="P6">Frau Petra Personal</text:p>
      <text:p text:style-name="P6">Musterstraße 11</text:p>
      <text:p text:style-name="P4">12345 Musterstadt</text:p>
      <text:p text:style-name="P4"/>
      <text:p text:style-name="P15"><text:span text:style-name="T20">11</text:span>.0<text:span text:style-name="T20">3</text:span>.<text:span text:style-name="T20">2018</text:span></text:p>
      <text:p text:style-name="P5"/>
      <text:p text:style-name="P12"><text:span text:style-name="T22">B</text:span>ewerbung <text:span text:style-name="T22">um dei Position als</text:span> &lt;<text:span text:style-name="T26">MUSTERBERUF</text:span>&gt;</text:p>
      <text:p text:style-name="P6"/>
      <text:p text:style-name="P7">Sehr geehrte Frau <text:span text:style-name="T26">Personal</text:span>,</text:p>
      <text:p text:style-name="P7"/>
      <text:p text:style-name="P9"><text:span text:style-name="T38">über die Internetseite </text:span><text:span text:style-name="T39">www.</text:span><text:span text:style-name="T40">de.indeed</text:span><text:span text:style-name="T39">.co</text:span><text:span text:style-name="T40">m</text:span><text:span text:style-name="T38"> bin ich auf Ihre Stellenanzeige vom </text:span><text:span text:style-name="T28">1</text:span><text:span text:style-name="T29">1</text:span><text:span text:style-name="T28">.0</text:span><text:span text:style-name="T29">3</text:span><text:span text:style-name="T28">.</text:span><text:span text:style-name="T29">2018</text:span><text:span text:style-name="T38"> aufmerksam geworden. Durch meine mehr als </text:span><text:span text:style-name="T28">8-jährige</text:span><text:span text:style-name="T38"> Berufserfahrung in der </text:span><text:span text:style-name="T33">Automobilindustrie, spezialisiert auf Modellentwicklung, Testautomatisierung</text:span><text:span text:style-name="T34"> </text:span><text:span text:style-name="T38">und die kontinuierliche, selbständige Weiterbildung bin ich davon überzeugt, die mit der herausfordernden Stelle als </text:span><text:span text:style-name="T28">&lt;Musterberuf&gt;</text:span><text:span text:style-name="T38"> verbundenen Anforderungen zu Ihrer Zufriedenheit erfüllen zu können. Daher bewerbe ich mich hiermit gerne bei Ihrem renommierten Unternehmen.</text:span></text:p>
      <text:p text:style-name="P7"/>
      <text:p text:style-name="P7">Mittlerweile arbeite ich seit mehr als <text:span text:style-name="T26">acht</text:span> Jahren in der <text:span text:style-name="T26">Steuergeräte-Software und</text:span><text:span text:style-name="T35"> </text:span><text:span text:style-name="T26">Testentwicklung</text:span>. In meiner aktuellen Position als <text:span text:style-name="T26">Senior Technical Lead</text:span> hatte ich die Möglichkeit, bei der <text:span text:style-name="T26">Steuergeräte-Software und Testentwicklung</text:span> <text:span text:style-name="T36">in der</text:span> <text:span text:style-name="T26">Gesamt Steuergeräte Entwicklung</text:span><text:span text:style-name="T27"> </text:span><text:span text:style-name="T26">prozesse </text:span><text:span text:style-name="T30">.</text:span><text:span text:style-name="T31"> </text:span><text:span text:style-name="T32">Ich könnte auch mehrere Tools mit verschiedenen Technologien entwickeln, um die Gesamteffizienz des Prozesses zu verbessern</text:span></text:p>
      <text:p text:style-name="P13"/>
      <text:p text:style-name="P7">Eine hohe Einsatzbereitschaft sowie sorgfältiges aber effektives Arbeiten bei der <text:span text:style-name="T26">Steuergeräte-Software und</text:span><text:span text:style-name="T35"> </text:span><text:span text:style-name="T26">Testentwicklung</text:span> ist für mich die Grundlage, um die dort gesteckten Unternehmensziele zu erreichen. <text:span text:style-name="T37">D</text:span>ie Motivation, stetig besser zu werden, an und bildet damit die Grundlage für ein erfolgreiches Arbeiten in Ihrem Unternehmen. Bei der <text:span text:style-name="T26">Steuergeräte-Software und</text:span><text:span text:style-name="T35"> </text:span><text:span text:style-name="T26">Testentwicklung</text:span> reizt es mich als leidenschaftlicher <text:span text:style-name="T26">Entwickler</text:span><text:span text:style-name="T37">,</text:span> die mir übertragenen Aufgaben bei der konstruktiven Arbeit im Team zu erledigen.</text:p>
      <text:p text:style-name="P7"/>
      <text:p text:style-name="P7">Mein Ziel ist es, die angeeigneten Fähigkeiten gewinnbringend in Ihrem Unternehmen einzusetzen und mich dabei selbst kontinuierlich weiterzuentwickeln, um stets ein leistungsfähiger Mitarbeiter in Ihrem Unternehmen zu sein.</text:p>
      <text:p text:style-name="P7"/>
      <text:p text:style-name="P7">Gerne überzeuge ich Sie bei einem persönlichen Vorstellungsgespräch von meinen Fähigkeiten.</text:p>
      <text:p text:style-name="P7"/>
      <text:p text:style-name="P7">Mit freundlichen Grüßen</text:p>
      <text:p text:style-name="P16"/>
      <text:p text:style-name="P8">Vishnu Vasan Nehru</text:p>
      <text:p text:style-name="P7"/>
      <text:p text:style-name="P10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MT5" style:family="text">
      <style:text-properties fo:color="#7f7f7f" style:font-name="DejaVu Sans1" fo:font-size="8pt" style:font-size-asian="8pt" style:font-name-complex="Arial2" style:font-size-complex="8pt"/>
    </style:style>
    <style:style style:name="MT6" style:family="text">
      <style:text-properties fo:color="#7f7f7f" style:font-name="DejaVu Sans1" fo:font-size="5pt" style:font-size-asian="5pt" style:font-name-complex="Arial2" style:font-size-complex="5pt"/>
    </style:style>
    <style:style style:name="MT7" style:family="text">
      <style:text-properties fo:color="#7f7f7f" style:font-name="DejaVu Sans1" fo:font-size="6pt" style:font-size-asian="6pt" style:font-name-complex="Arial2" style:font-size-complex="6pt"/>
    </style:style>
    <style:style style:name="MT8" style:family="text">
      <style:text-properties fo:color="#7f7f7f" officeooo:rsid="0009f73b"/>
    </style:style>
    <style:style style:name="MT9" style:family="text">
      <style:text-properties fo:color="#7f7f7f"/>
    </style:style>
    <style:style style:name="MT10" style:family="text">
      <style:text-properties fo:color="#7f7f7f" fo:font-size="5pt" style:font-size-asian="5pt" style:font-size-complex="5pt"/>
    </style:style>
    <style:style style:name="MT11" style:family="text">
      <style:text-properties fo:color="#7f7f7f" fo:font-size="6pt" style:font-size-asian="6pt" style:font-size-complex="6pt"/>
    </style:style>
    <style:style style:name="MT12" style:family="text">
      <style:text-properties fo:color="#7f7f7f" officeooo:rsid="000cf3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Vishnu Vasan Nehru</text:span><text:span text:style-name="MT5"> </text:span><text:span text:style-name="MT6">●</text:span><text:span text:style-name="MT7"> <text:s/></text:span><text:span text:style-name="MT4">B10 New Housing Unit</text:span><text:span text:style-name="MT5"> </text:span><text:span text:style-name="MT6">●</text:span><text:span text:style-name="MT7"> </text:span><text:span text:style-name="MT4">614001</text:span><text:span text:style-name="MT5"> </text:span><text:span text:style-name="MT4">Mannargudi, India</text:span></text:p>
        <text:p text:style-name="MP5"><text:span text:style-name="MT8">+91 88611 94875</text:span><text:span text:style-name="MT9"> </text:span><text:span text:style-name="MT10">●</text:span><text:span text:style-name="MT11"> <text:s/></text:span><text:span text:style-name="MT12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</meta:editing-cycles>
    <meta:creation-date>2018-03-11T13:28:57.677996612</meta:creation-date>
    <meta:editing-duration>PT1H43M29S</meta:editing-duration>
    <meta:generator>LibreOffice/5.3.7.2.0$Linux_X86_64 LibreOffice_project/30$Build-2</meta:generator>
    <dc:subject>Bewerbung - Vishnu Vasan Nehru</dc:subject>
    <dc:title>Vishnu_Vasan_Nehru_DE_Cover_Letter</dc:title>
    <dc:date>2018-03-11T16:21:24.367231734</dc:date>
    <meta:document-statistic meta:table-count="0" meta:image-count="0" meta:object-count="0" meta:page-count="1" meta:paragraph-count="20" meta:word-count="284" meta:character-count="2175" meta:non-whitespace-character-count="1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3:09"/>
</VL:version-list>
</file>